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1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0.000000000000000E+000</text:p>
          </table:table-cell>
          <table:table-cell office:value-type="string">
            <text:p>-3.252690878974156E-003</text:p>
          </table:table-cell>
          <table:table-cell table:number-columns-repeated="6"/>
        </table:table-row>
        <table:table-row table:style-name="ro1">
          <table:table-cell office:value-type="string">
            <text:p>5.000000000000000E-003</text:p>
          </table:table-cell>
          <table:table-cell office:value-type="string">
            <text:p>-3.251016982300346E-003</text:p>
          </table:table-cell>
          <table:table-cell table:number-columns-repeated="6"/>
        </table:table-row>
        <table:table-row table:style-name="ro1">
          <table:table-cell office:value-type="string">
            <text:p>1.000000000000000E-002</text:p>
          </table:table-cell>
          <table:table-cell office:value-type="string">
            <text:p>-3.249342391468953E-003</text:p>
          </table:table-cell>
          <table:table-cell table:number-columns-repeated="6"/>
        </table:table-row>
        <table:table-row table:style-name="ro1">
          <table:table-cell office:value-type="string">
            <text:p>1.500000000000000E-002</text:p>
          </table:table-cell>
          <table:table-cell office:value-type="string">
            <text:p>-3.247667105235481E-003</text:p>
          </table:table-cell>
          <table:table-cell table:number-columns-repeated="6"/>
        </table:table-row>
        <table:table-row table:style-name="ro1">
          <table:table-cell office:value-type="string">
            <text:p>2.000000000000000E-002</text:p>
          </table:table-cell>
          <table:table-cell office:value-type="string">
            <text:p>-3.245991122350583E-003</text:p>
          </table:table-cell>
          <table:table-cell table:number-columns-repeated="6"/>
        </table:table-row>
        <table:table-row table:style-name="ro1">
          <table:table-cell office:value-type="string">
            <text:p>2.500000000000000E-002</text:p>
          </table:table-cell>
          <table:table-cell office:value-type="string">
            <text:p>-3.244314441560052E-003</text:p>
          </table:table-cell>
          <table:table-cell table:number-columns-repeated="6"/>
        </table:table-row>
        <table:table-row table:style-name="ro1">
          <table:table-cell office:value-type="string">
            <text:p>3.000000000000000E-002</text:p>
          </table:table-cell>
          <table:table-cell office:value-type="string">
            <text:p>-3.242637061604800E-003</text:p>
          </table:table-cell>
          <table:table-cell table:number-columns-repeated="6"/>
        </table:table-row>
        <table:table-row table:style-name="ro1">
          <table:table-cell office:value-type="string">
            <text:p>3.500000000000000E-002</text:p>
          </table:table-cell>
          <table:table-cell office:value-type="string">
            <text:p>-3.240958981220850E-003</text:p>
          </table:table-cell>
          <table:table-cell table:number-columns-repeated="6"/>
        </table:table-row>
        <table:table-row table:style-name="ro1">
          <table:table-cell office:value-type="string">
            <text:p>4.000000000000000E-002</text:p>
          </table:table-cell>
          <table:table-cell office:value-type="string">
            <text:p>-3.239280199139322E-003</text:p>
          </table:table-cell>
          <table:table-cell table:number-columns-repeated="6"/>
        </table:table-row>
        <table:table-row table:style-name="ro1">
          <table:table-cell office:value-type="string">
            <text:p>4.500000000000000E-002</text:p>
          </table:table-cell>
          <table:table-cell office:value-type="string">
            <text:p>-3.237600714086418E-003</text:p>
          </table:table-cell>
          <table:table-cell table:number-columns-repeated="6"/>
        </table:table-row>
        <table:table-row table:style-name="ro1">
          <table:table-cell office:value-type="string">
            <text:p>5.000000000000000E-002</text:p>
          </table:table-cell>
          <table:table-cell office:value-type="string">
            <text:p>-3.235920524783408E-003</text:p>
          </table:table-cell>
          <table:table-cell table:number-columns-repeated="6"/>
        </table:table-row>
        <table:table-row table:style-name="ro1">
          <table:table-cell office:value-type="string">
            <text:p>5.499999999999999E-002</text:p>
          </table:table-cell>
          <table:table-cell office:value-type="string">
            <text:p>-3.234239629946619E-003</text:p>
          </table:table-cell>
          <table:table-cell table:number-columns-repeated="6"/>
        </table:table-row>
        <table:table-row table:style-name="ro1">
          <table:table-cell office:value-type="string">
            <text:p>5.999999999999999E-002</text:p>
          </table:table-cell>
          <table:table-cell office:value-type="string">
            <text:p>-3.232558028287418E-003</text:p>
          </table:table-cell>
          <table:table-cell table:number-columns-repeated="6"/>
        </table:table-row>
        <table:table-row table:style-name="ro1">
          <table:table-cell office:value-type="string">
            <text:p>6.499999999999999E-002</text:p>
          </table:table-cell>
          <table:table-cell office:value-type="string">
            <text:p>-3.230875718512203E-003</text:p>
          </table:table-cell>
          <table:table-cell table:number-columns-repeated="6"/>
        </table:table-row>
        <table:table-row table:style-name="ro1">
          <table:table-cell office:value-type="string">
            <text:p>6.999999999999999E-002</text:p>
          </table:table-cell>
          <table:table-cell office:value-type="string">
            <text:p>-3.229192699322384E-003</text:p>
          </table:table-cell>
          <table:table-cell table:number-columns-repeated="6"/>
        </table:table-row>
        <table:table-row table:style-name="ro1">
          <table:table-cell office:value-type="string">
            <text:p>7.500000000000000E-002</text:p>
          </table:table-cell>
          <table:table-cell office:value-type="string">
            <text:p>-3.227508969414374E-003</text:p>
          </table:table-cell>
          <table:table-cell table:number-columns-repeated="6"/>
        </table:table-row>
        <table:table-row table:style-name="ro1">
          <table:table-cell office:value-type="string">
            <text:p>8.000000000000000E-002</text:p>
          </table:table-cell>
          <table:table-cell office:value-type="string">
            <text:p>-3.225824527479571E-003</text:p>
          </table:table-cell>
          <table:table-cell table:number-columns-repeated="6"/>
        </table:table-row>
        <table:table-row table:style-name="ro1">
          <table:table-cell office:value-type="string">
            <text:p>8.500000000000001E-002</text:p>
          </table:table-cell>
          <table:table-cell office:value-type="string">
            <text:p>-3.224139372204349E-003</text:p>
          </table:table-cell>
          <table:table-cell table:number-columns-repeated="6"/>
        </table:table-row>
        <table:table-row table:style-name="ro1">
          <table:table-cell office:value-type="string">
            <text:p>9.000000000000001E-002</text:p>
          </table:table-cell>
          <table:table-cell office:value-type="string">
            <text:p>-3.222453502270041E-003</text:p>
          </table:table-cell>
          <table:table-cell table:number-columns-repeated="6"/>
        </table:table-row>
        <table:table-row table:style-name="ro1">
          <table:table-cell office:value-type="string">
            <text:p>9.500000000000001E-002</text:p>
          </table:table-cell>
          <table:table-cell office:value-type="string">
            <text:p>-3.220766916352926E-003</text:p>
          </table:table-cell>
          <table:table-cell table:number-columns-repeated="6"/>
        </table:table-row>
        <table:table-row table:style-name="ro1">
          <table:table-cell office:value-type="string">
            <text:p>0.100000000000000</text:p>
          </table:table-cell>
          <table:table-cell office:value-type="string">
            <text:p>-3.219079613124216E-003</text:p>
          </table:table-cell>
          <table:table-cell table:number-columns-repeated="6"/>
        </table:table-row>
        <table:table-row table:style-name="ro1">
          <table:table-cell office:value-type="string">
            <text:p>0.105000000000000</text:p>
          </table:table-cell>
          <table:table-cell office:value-type="string">
            <text:p>-3.217391591250040E-003</text:p>
          </table:table-cell>
          <table:table-cell table:number-columns-repeated="6"/>
        </table:table-row>
        <table:table-row table:style-name="ro1">
          <table:table-cell office:value-type="string">
            <text:p>0.110000000000000</text:p>
          </table:table-cell>
          <table:table-cell office:value-type="string">
            <text:p>-3.215702849391433E-003</text:p>
          </table:table-cell>
          <table:table-cell table:number-columns-repeated="6"/>
        </table:table-row>
        <table:table-row table:style-name="ro1">
          <table:table-cell office:value-type="string">
            <text:p>0.115000000000000</text:p>
          </table:table-cell>
          <table:table-cell office:value-type="string">
            <text:p>-3.214013386204323E-003</text:p>
          </table:table-cell>
          <table:table-cell table:number-columns-repeated="6"/>
        </table:table-row>
        <table:table-row table:style-name="ro1">
          <table:table-cell office:value-type="string">
            <text:p>0.120000000000000</text:p>
          </table:table-cell>
          <table:table-cell office:value-type="string">
            <text:p>-3.212323200339512E-003</text:p>
          </table:table-cell>
          <table:table-cell table:number-columns-repeated="6"/>
        </table:table-row>
        <table:table-row table:style-name="ro1">
          <table:table-cell office:value-type="string">
            <text:p>0.125000000000000</text:p>
          </table:table-cell>
          <table:table-cell office:value-type="string">
            <text:p>-3.210632290442666E-003</text:p>
          </table:table-cell>
          <table:table-cell table:number-columns-repeated="6"/>
        </table:table-row>
        <table:table-row table:style-name="ro1">
          <table:table-cell office:value-type="string">
            <text:p>0.130000000000000</text:p>
          </table:table-cell>
          <table:table-cell office:value-type="string">
            <text:p>-3.081357110662381E-003</text:p>
          </table:table-cell>
          <table:table-cell table:number-columns-repeated="6"/>
        </table:table-row>
        <table:table-row table:style-name="ro1">
          <table:table-cell office:value-type="string">
            <text:p>0.135000000000000</text:p>
          </table:table-cell>
          <table:table-cell office:value-type="string">
            <text:p>-2.952180440044265E-003</text:p>
          </table:table-cell>
          <table:table-cell table:number-columns-repeated="6"/>
        </table:table-row>
        <table:table-row table:style-name="ro1">
          <table:table-cell office:value-type="string">
            <text:p>0.140000000000000</text:p>
          </table:table-cell>
          <table:table-cell office:value-type="string">
            <text:p>-2.823098310261917E-003</text:p>
          </table:table-cell>
          <table:table-cell table:number-columns-repeated="6"/>
        </table:table-row>
        <table:table-row table:style-name="ro1">
          <table:table-cell office:value-type="string">
            <text:p>0.145000000000000</text:p>
          </table:table-cell>
          <table:table-cell office:value-type="string">
            <text:p>-2.694106756238168E-003</text:p>
          </table:table-cell>
          <table:table-cell table:number-columns-repeated="6"/>
        </table:table-row>
        <table:table-row table:style-name="ro1">
          <table:table-cell office:value-type="string">
            <text:p>0.150000000000000</text:p>
          </table:table-cell>
          <table:table-cell office:value-type="string">
            <text:p>-2.565201816015038E-003</text:p>
          </table:table-cell>
          <table:table-cell table:number-columns-repeated="6"/>
        </table:table-row>
        <table:table-row table:style-name="ro1">
          <table:table-cell office:value-type="string">
            <text:p>0.155000000000000</text:p>
          </table:table-cell>
          <table:table-cell office:value-type="string">
            <text:p>-2.436379530623639E-003</text:p>
          </table:table-cell>
          <table:table-cell table:number-columns-repeated="6"/>
        </table:table-row>
        <table:table-row table:style-name="ro1">
          <table:table-cell office:value-type="string">
            <text:p>0.160000000000000</text:p>
          </table:table-cell>
          <table:table-cell office:value-type="string">
            <text:p>-2.307635943954033E-003</text:p>
          </table:table-cell>
          <table:table-cell table:number-columns-repeated="6"/>
        </table:table-row>
        <table:table-row table:style-name="ro1">
          <table:table-cell office:value-type="string">
            <text:p>0.165000000000000</text:p>
          </table:table-cell>
          <table:table-cell office:value-type="string">
            <text:p>-2.178967102625039E-003</text:p>
          </table:table-cell>
          <table:table-cell table:number-columns-repeated="6"/>
        </table:table-row>
        <table:table-row table:style-name="ro1">
          <table:table-cell office:value-type="string">
            <text:p>0.170000000000000</text:p>
          </table:table-cell>
          <table:table-cell office:value-type="string">
            <text:p>-2.050369055853994E-003</text:p>
          </table:table-cell>
          <table:table-cell table:number-columns-repeated="6"/>
        </table:table-row>
        <table:table-row table:style-name="ro1">
          <table:table-cell office:value-type="string">
            <text:p>0.175000000000000</text:p>
          </table:table-cell>
          <table:table-cell office:value-type="string">
            <text:p>-1.921837855326472E-003</text:p>
          </table:table-cell>
          <table:table-cell table:number-columns-repeated="6"/>
        </table:table-row>
        <table:table-row table:style-name="ro1">
          <table:table-cell office:value-type="string">
            <text:p>0.180000000000000</text:p>
          </table:table-cell>
          <table:table-cell office:value-type="string">
            <text:p>-1.793369555065953E-003</text:p>
          </table:table-cell>
          <table:table-cell table:number-columns-repeated="6"/>
        </table:table-row>
        <table:table-row table:style-name="ro1">
          <table:table-cell office:value-type="string">
            <text:p>0.185000000000000</text:p>
          </table:table-cell>
          <table:table-cell office:value-type="string">
            <text:p>-1.664960211303465E-003</text:p>
          </table:table-cell>
          <table:table-cell table:number-columns-repeated="6"/>
        </table:table-row>
        <table:table-row table:style-name="ro1">
          <table:table-cell office:value-type="string">
            <text:p>0.190000000000000</text:p>
          </table:table-cell>
          <table:table-cell office:value-type="string">
            <text:p>-1.536605882347170E-003</text:p>
          </table:table-cell>
          <table:table-cell table:number-columns-repeated="6"/>
        </table:table-row>
        <table:table-row table:style-name="ro1">
          <table:table-cell office:value-type="string">
            <text:p>0.195000000000000</text:p>
          </table:table-cell>
          <table:table-cell office:value-type="string">
            <text:p>-1.408302628451932E-003</text:p>
          </table:table-cell>
          <table:table-cell table:number-columns-repeated="6"/>
        </table:table-row>
        <table:table-row table:style-name="ro1">
          <table:table-cell office:value-type="string">
            <text:p>0.200000000000000</text:p>
          </table:table-cell>
          <table:table-cell office:value-type="string">
            <text:p>-1.280046511688838E-003</text:p>
          </table:table-cell>
          <table:table-cell table:number-columns-repeated="6"/>
        </table:table-row>
        <table:table-row table:style-name="ro1">
          <table:table-cell office:value-type="string">
            <text:p>0.205000000000000</text:p>
          </table:table-cell>
          <table:table-cell office:value-type="string">
            <text:p>-1.151833595814695E-003</text:p>
          </table:table-cell>
          <table:table-cell table:number-columns-repeated="6"/>
        </table:table-row>
        <table:table-row table:style-name="ro1">
          <table:table-cell office:value-type="string">
            <text:p>0.210000000000000</text:p>
          </table:table-cell>
          <table:table-cell office:value-type="string">
            <text:p>-1.023659946141496E-003</text:p>
          </table:table-cell>
          <table:table-cell table:number-columns-repeated="6"/>
        </table:table-row>
        <table:table-row table:style-name="ro1">
          <table:table-cell office:value-type="string">
            <text:p>0.215000000000000</text:p>
          </table:table-cell>
          <table:table-cell office:value-type="string">
            <text:p>-8.955216294058635E-004</text:p>
          </table:table-cell>
          <table:table-cell table:number-columns-repeated="6"/>
        </table:table-row>
        <table:table-row table:style-name="ro1">
          <table:table-cell office:value-type="string">
            <text:p>0.220000000000000</text:p>
          </table:table-cell>
          <table:table-cell office:value-type="string">
            <text:p>-7.674147136384655E-004</text:p>
          </table:table-cell>
          <table:table-cell table:number-columns-repeated="6"/>
        </table:table-row>
        <table:table-row table:style-name="ro1">
          <table:table-cell office:value-type="string">
            <text:p>0.225000000000000</text:p>
          </table:table-cell>
          <table:table-cell office:value-type="string">
            <text:p>-6.393352680334168E-004</text:p>
          </table:table-cell>
          <table:table-cell table:number-columns-repeated="6"/>
        </table:table-row>
        <table:table-row table:style-name="ro1">
          <table:table-cell office:value-type="string">
            <text:p>0.230000000000000</text:p>
          </table:table-cell>
          <table:table-cell office:value-type="string">
            <text:p>-5.112793628176606E-004</text:p>
          </table:table-cell>
          <table:table-cell table:number-columns-repeated="6"/>
        </table:table-row>
        <table:table-row table:style-name="ro1">
          <table:table-cell office:value-type="string">
            <text:p>0.235000000000000</text:p>
          </table:table-cell>
          <table:table-cell office:value-type="string">
            <text:p>-3.832430691203369E-004</text:p>
          </table:table-cell>
          <table:table-cell table:number-columns-repeated="6"/>
        </table:table-row>
        <table:table-row table:style-name="ro1">
          <table:table-cell office:value-type="string">
            <text:p>0.240000000000000</text:p>
          </table:table-cell>
          <table:table-cell office:value-type="string">
            <text:p>-2.552224588421411E-004</text:p>
          </table:table-cell>
          <table:table-cell table:number-columns-repeated="6"/>
        </table:table-row>
        <table:table-row table:style-name="ro1">
          <table:table-cell office:value-type="string">
            <text:p>0.245000000000000</text:p>
          </table:table-cell>
          <table:table-cell office:value-type="string">
            <text:p>-1.272136045246748E-004</text:p>
          </table:table-cell>
          <table:table-cell table:number-columns-repeated="6"/>
        </table:table-row>
        <table:table-row table:style-name="ro1">
          <table:table-cell office:value-type="string">
            <text:p>0.250000000000000</text:p>
          </table:table-cell>
          <table:table-cell office:value-type="string">
            <text:p>7.874207802080176E-007</text:p>
          </table:table-cell>
          <table:table-cell table:number-columns-repeated="6"/>
        </table:table-row>
        <table:table-row table:style-name="ro1">
          <table:table-cell office:value-type="string">
            <text:p>0.255000000000000</text:p>
          </table:table-cell>
          <table:table-cell office:value-type="string">
            <text:p>1.287845436410549E-004</text:p>
          </table:table-cell>
          <table:table-cell table:number-columns-repeated="6"/>
        </table:table-row>
        <table:table-row table:style-name="ro1">
          <table:table-cell office:value-type="string">
            <text:p>0.260000000000000</text:p>
          </table:table-cell>
          <table:table-cell office:value-type="string">
            <text:p>2.567816903774674E-004</text:p>
          </table:table-cell>
          <table:table-cell table:number-columns-repeated="6"/>
        </table:table-row>
        <table:table-row table:style-name="ro1">
          <table:table-cell office:value-type="string">
            <text:p>0.265000000000000</text:p>
          </table:table-cell>
          <table:table-cell office:value-type="string">
            <text:p>3.847827871907473E-004</text:p>
          </table:table-cell>
          <table:table-cell table:number-columns-repeated="6"/>
        </table:table-row>
        <table:table-row table:style-name="ro1">
          <table:table-cell office:value-type="string">
            <text:p>0.270000000000000</text:p>
          </table:table-cell>
          <table:table-cell office:value-type="string">
            <text:p>5.127917602945345E-004</text:p>
          </table:table-cell>
          <table:table-cell table:number-columns-repeated="6"/>
        </table:table-row>
        <table:table-row table:style-name="ro1">
          <table:table-cell office:value-type="string">
            <text:p>0.275000000000000</text:p>
          </table:table-cell>
          <table:table-cell office:value-type="string">
            <text:p>6.408125360454324E-004</text:p>
          </table:table-cell>
          <table:table-cell table:number-columns-repeated="6"/>
        </table:table-row>
        <table:table-row table:style-name="ro1">
          <table:table-cell office:value-type="string">
            <text:p>0.280000000000000</text:p>
          </table:table-cell>
          <table:table-cell office:value-type="string">
            <text:p>7.688490410736181E-004</text:p>
          </table:table-cell>
          <table:table-cell table:number-columns-repeated="6"/>
        </table:table-row>
        <table:table-row table:style-name="ro1">
          <table:table-cell office:value-type="string">
            <text:p>0.285000000000000</text:p>
          </table:table-cell>
          <table:table-cell office:value-type="string">
            <text:p>8.969052024134341E-004</text:p>
          </table:table-cell>
          <table:table-cell table:number-columns-repeated="6"/>
        </table:table-row>
        <table:table-row table:style-name="ro1">
          <table:table-cell office:value-type="string">
            <text:p>0.290000000000000</text:p>
          </table:table-cell>
          <table:table-cell office:value-type="string">
            <text:p>1.024984947633958E-003</text:p>
          </table:table-cell>
          <table:table-cell table:number-columns-repeated="6"/>
        </table:table-row>
        <table:table-row table:style-name="ro1">
          <table:table-cell office:value-type="string">
            <text:p>0.295000000000000</text:p>
          </table:table-cell>
          <table:table-cell office:value-type="string">
            <text:p>1.153092204969546E-003</text:p>
          </table:table-cell>
          <table:table-cell table:number-columns-repeated="6"/>
        </table:table-row>
        <table:table-row table:style-name="ro1">
          <table:table-cell office:value-type="string">
            <text:p>0.300000000000000</text:p>
          </table:table-cell>
          <table:table-cell office:value-type="string">
            <text:p>1.281230903450353E-003</text:p>
          </table:table-cell>
          <table:table-cell table:number-columns-repeated="6"/>
        </table:table-row>
        <table:table-row table:style-name="ro1">
          <table:table-cell office:value-type="string">
            <text:p>0.305000000000000</text:p>
          </table:table-cell>
          <table:table-cell office:value-type="string">
            <text:p>1.409404973032811E-003</text:p>
          </table:table-cell>
          <table:table-cell table:number-columns-repeated="6"/>
        </table:table-row>
        <table:table-row table:style-name="ro1">
          <table:table-cell office:value-type="string">
            <text:p>0.310000000000000</text:p>
          </table:table-cell>
          <table:table-cell office:value-type="string">
            <text:p>1.537618344730089E-003</text:p>
          </table:table-cell>
          <table:table-cell table:number-columns-repeated="6"/>
        </table:table-row>
        <table:table-row table:style-name="ro1">
          <table:table-cell office:value-type="string">
            <text:p>0.315000000000000</text:p>
          </table:table-cell>
          <table:table-cell office:value-type="string">
            <text:p>1.665874950742496E-003</text:p>
          </table:table-cell>
          <table:table-cell table:number-columns-repeated="6"/>
        </table:table-row>
        <table:table-row table:style-name="ro1">
          <table:table-cell office:value-type="string">
            <text:p>0.320000000000000</text:p>
          </table:table-cell>
          <table:table-cell office:value-type="string">
            <text:p>1.794178724587866E-003</text:p>
          </table:table-cell>
          <table:table-cell table:number-columns-repeated="6"/>
        </table:table-row>
        <table:table-row table:style-name="ro1">
          <table:table-cell office:value-type="string">
            <text:p>0.325000000000000</text:p>
          </table:table-cell>
          <table:table-cell office:value-type="string">
            <text:p>1.922533601231878E-003</text:p>
          </table:table-cell>
          <table:table-cell table:number-columns-repeated="6"/>
        </table:table-row>
        <table:table-row table:style-name="ro1">
          <table:table-cell office:value-type="string">
            <text:p>0.330000000000000</text:p>
          </table:table-cell>
          <table:table-cell office:value-type="string">
            <text:p>2.050943517218347E-003</text:p>
          </table:table-cell>
          <table:table-cell table:number-columns-repeated="6"/>
        </table:table-row>
        <table:table-row table:style-name="ro1">
          <table:table-cell office:value-type="string">
            <text:p>0.335000000000000</text:p>
          </table:table-cell>
          <table:table-cell office:value-type="string">
            <text:p>2.179412410799458E-003</text:p>
          </table:table-cell>
          <table:table-cell table:number-columns-repeated="6"/>
        </table:table-row>
        <table:table-row table:style-name="ro1">
          <table:table-cell office:value-type="string">
            <text:p>0.340000000000000</text:p>
          </table:table-cell>
          <table:table-cell office:value-type="string">
            <text:p>2.307944222065951E-003</text:p>
          </table:table-cell>
          <table:table-cell table:number-columns-repeated="6"/>
        </table:table-row>
        <table:table-row table:style-name="ro1">
          <table:table-cell office:value-type="string">
            <text:p>0.345000000000000</text:p>
          </table:table-cell>
          <table:table-cell office:value-type="string">
            <text:p>2.436542893077256E-003</text:p>
          </table:table-cell>
          <table:table-cell table:number-columns-repeated="6"/>
        </table:table-row>
        <table:table-row table:style-name="ro1">
          <table:table-cell office:value-type="string">
            <text:p>0.350000000000000</text:p>
          </table:table-cell>
          <table:table-cell office:value-type="string">
            <text:p>2.565212367991565E-003</text:p>
          </table:table-cell>
          <table:table-cell table:number-columns-repeated="6"/>
        </table:table-row>
        <table:table-row table:style-name="ro1">
          <table:table-cell office:value-type="string">
            <text:p>0.355000000000000</text:p>
          </table:table-cell>
          <table:table-cell office:value-type="string">
            <text:p>2.693956593195854E-003</text:p>
          </table:table-cell>
          <table:table-cell table:number-columns-repeated="6"/>
        </table:table-row>
        <table:table-row table:style-name="ro1">
          <table:table-cell office:value-type="string">
            <text:p>0.360000000000000</text:p>
          </table:table-cell>
          <table:table-cell office:value-type="string">
            <text:p>2.822779517435842E-003</text:p>
          </table:table-cell>
          <table:table-cell table:number-columns-repeated="6"/>
        </table:table-row>
        <table:table-row table:style-name="ro1">
          <table:table-cell office:value-type="string">
            <text:p>0.365000000000000</text:p>
          </table:table-cell>
          <table:table-cell office:value-type="string">
            <text:p>2.951685091945884E-003</text:p>
          </table:table-cell>
          <table:table-cell table:number-columns-repeated="6"/>
        </table:table-row>
        <table:table-row table:style-name="ro1">
          <table:table-cell office:value-type="string">
            <text:p>0.370000000000000</text:p>
          </table:table-cell>
          <table:table-cell office:value-type="string">
            <text:p>3.080677270578811E-003</text:p>
          </table:table-cell>
          <table:table-cell table:number-columns-repeated="6"/>
        </table:table-row>
        <table:table-row table:style-name="ro1">
          <table:table-cell office:value-type="string">
            <text:p>0.375000000000000</text:p>
          </table:table-cell>
          <table:table-cell office:value-type="string">
            <text:p>3.209760009935694E-003</text:p>
          </table:table-cell>
          <table:table-cell table:number-columns-repeated="6"/>
        </table:table-row>
        <table:table-row table:style-name="ro1">
          <table:table-cell office:value-type="string">
            <text:p>0.380000000000000</text:p>
          </table:table-cell>
          <table:table-cell office:value-type="string">
            <text:p>3.211452360518928E-003</text:p>
          </table:table-cell>
          <table:table-cell table:number-columns-repeated="6"/>
        </table:table-row>
        <table:table-row table:style-name="ro1">
          <table:table-cell office:value-type="string">
            <text:p>0.385000000000000</text:p>
          </table:table-cell>
          <table:table-cell office:value-type="string">
            <text:p>3.213143984834293E-003</text:p>
          </table:table-cell>
          <table:table-cell table:number-columns-repeated="6"/>
        </table:table-row>
        <table:table-row table:style-name="ro1">
          <table:table-cell office:value-type="string">
            <text:p>0.390000000000000</text:p>
          </table:table-cell>
          <table:table-cell office:value-type="string">
            <text:p>3.214834884244813E-003</text:p>
          </table:table-cell>
          <table:table-cell table:number-columns-repeated="6"/>
        </table:table-row>
        <table:table-row table:style-name="ro1">
          <table:table-cell office:value-type="string">
            <text:p>0.395000000000000</text:p>
          </table:table-cell>
          <table:table-cell office:value-type="string">
            <text:p>3.216525060108355E-003</text:p>
          </table:table-cell>
          <table:table-cell table:number-columns-repeated="6"/>
        </table:table-row>
        <table:table-row table:style-name="ro1">
          <table:table-cell office:value-type="string">
            <text:p>0.400000000000000</text:p>
          </table:table-cell>
          <table:table-cell office:value-type="string">
            <text:p>3.218214513777649E-003</text:p>
          </table:table-cell>
          <table:table-cell table:number-columns-repeated="6"/>
        </table:table-row>
        <table:table-row table:style-name="ro1">
          <table:table-cell office:value-type="string">
            <text:p>0.405000000000000</text:p>
          </table:table-cell>
          <table:table-cell office:value-type="string">
            <text:p>3.219903246600296E-003</text:p>
          </table:table-cell>
          <table:table-cell table:number-columns-repeated="6"/>
        </table:table-row>
        <table:table-row table:style-name="ro1">
          <table:table-cell office:value-type="string">
            <text:p>0.410000000000000</text:p>
          </table:table-cell>
          <table:table-cell office:value-type="string">
            <text:p>3.221591259918783E-003</text:p>
          </table:table-cell>
          <table:table-cell table:number-columns-repeated="6"/>
        </table:table-row>
        <table:table-row table:style-name="ro1">
          <table:table-cell office:value-type="string">
            <text:p>0.415000000000000</text:p>
          </table:table-cell>
          <table:table-cell office:value-type="string">
            <text:p>3.223278555070501E-003</text:p>
          </table:table-cell>
          <table:table-cell table:number-columns-repeated="6"/>
        </table:table-row>
        <table:table-row table:style-name="ro1">
          <table:table-cell office:value-type="string">
            <text:p>0.420000000000000</text:p>
          </table:table-cell>
          <table:table-cell office:value-type="string">
            <text:p>3.224965133387753E-003</text:p>
          </table:table-cell>
          <table:table-cell table:number-columns-repeated="6"/>
        </table:table-row>
        <table:table-row table:style-name="ro1">
          <table:table-cell office:value-type="string">
            <text:p>0.425000000000000</text:p>
          </table:table-cell>
          <table:table-cell office:value-type="string">
            <text:p>3.226650996197772E-003</text:p>
          </table:table-cell>
          <table:table-cell table:number-columns-repeated="6"/>
        </table:table-row>
        <table:table-row table:style-name="ro1">
          <table:table-cell office:value-type="string">
            <text:p>0.430000000000000</text:p>
          </table:table-cell>
          <table:table-cell office:value-type="string">
            <text:p>3.228336144822731E-003</text:p>
          </table:table-cell>
          <table:table-cell table:number-columns-repeated="6"/>
        </table:table-row>
        <table:table-row table:style-name="ro1">
          <table:table-cell office:value-type="string">
            <text:p>0.435000000000000</text:p>
          </table:table-cell>
          <table:table-cell office:value-type="string">
            <text:p>3.230020580579761E-003</text:p>
          </table:table-cell>
          <table:table-cell table:number-columns-repeated="6"/>
        </table:table-row>
        <table:table-row table:style-name="ro1">
          <table:table-cell office:value-type="string">
            <text:p>0.440000000000000</text:p>
          </table:table-cell>
          <table:table-cell office:value-type="string">
            <text:p>3.231704304780961E-003</text:p>
          </table:table-cell>
          <table:table-cell table:number-columns-repeated="6"/>
        </table:table-row>
        <table:table-row table:style-name="ro1">
          <table:table-cell office:value-type="string">
            <text:p>0.445000000000000</text:p>
          </table:table-cell>
          <table:table-cell office:value-type="string">
            <text:p>3.233387318733415E-003</text:p>
          </table:table-cell>
          <table:table-cell table:number-columns-repeated="6"/>
        </table:table-row>
        <table:table-row table:style-name="ro1">
          <table:table-cell office:value-type="string">
            <text:p>0.450000000000000</text:p>
          </table:table-cell>
          <table:table-cell office:value-type="string">
            <text:p>3.235069623739201E-003</text:p>
          </table:table-cell>
          <table:table-cell table:number-columns-repeated="6"/>
        </table:table-row>
        <table:table-row table:style-name="ro1">
          <table:table-cell office:value-type="string">
            <text:p>0.455000000000000</text:p>
          </table:table-cell>
          <table:table-cell office:value-type="string">
            <text:p>3.236751221095408E-003</text:p>
          </table:table-cell>
          <table:table-cell table:number-columns-repeated="6"/>
        </table:table-row>
        <table:table-row table:style-name="ro1">
          <table:table-cell office:value-type="string">
            <text:p>0.460000000000000</text:p>
          </table:table-cell>
          <table:table-cell office:value-type="string">
            <text:p>3.238432112094152E-003</text:p>
          </table:table-cell>
          <table:table-cell table:number-columns-repeated="6"/>
        </table:table-row>
        <table:table-row table:style-name="ro1">
          <table:table-cell office:value-type="string">
            <text:p>0.465000000000000</text:p>
          </table:table-cell>
          <table:table-cell office:value-type="string">
            <text:p>3.240112298022583E-003</text:p>
          </table:table-cell>
          <table:table-cell table:number-columns-repeated="6"/>
        </table:table-row>
        <table:table-row table:style-name="ro1">
          <table:table-cell office:value-type="string">
            <text:p>0.470000000000000</text:p>
          </table:table-cell>
          <table:table-cell office:value-type="string">
            <text:p>3.241791780162903E-003</text:p>
          </table:table-cell>
          <table:table-cell table:number-columns-repeated="6"/>
        </table:table-row>
        <table:table-row table:style-name="ro1">
          <table:table-cell office:value-type="string">
            <text:p>0.475000000000000</text:p>
          </table:table-cell>
          <table:table-cell office:value-type="string">
            <text:p>3.243470559792379E-003</text:p>
          </table:table-cell>
          <table:table-cell table:number-columns-repeated="6"/>
        </table:table-row>
        <table:table-row table:style-name="ro1">
          <table:table-cell office:value-type="string">
            <text:p>0.480000000000000</text:p>
          </table:table-cell>
          <table:table-cell office:value-type="string">
            <text:p>3.245148638183356E-003</text:p>
          </table:table-cell>
          <table:table-cell table:number-columns-repeated="6"/>
        </table:table-row>
        <table:table-row table:style-name="ro1">
          <table:table-cell office:value-type="string">
            <text:p>0.485000000000000</text:p>
          </table:table-cell>
          <table:table-cell office:value-type="string">
            <text:p>3.246826016603271E-003</text:p>
          </table:table-cell>
          <table:table-cell table:number-columns-repeated="6"/>
        </table:table-row>
        <table:table-row table:style-name="ro1">
          <table:table-cell office:value-type="string">
            <text:p>0.490000000000000</text:p>
          </table:table-cell>
          <table:table-cell office:value-type="string">
            <text:p>3.248502696314665E-003</text:p>
          </table:table-cell>
          <table:table-cell table:number-columns-repeated="6"/>
        </table:table-row>
        <table:table-row table:style-name="ro1">
          <table:table-cell office:value-type="string">
            <text:p>0.495000000000000</text:p>
          </table:table-cell>
          <table:table-cell office:value-type="string">
            <text:p>3.250178678575199E-003</text:p>
          </table:table-cell>
          <table:table-cell table:number-columns-repeated="6"/>
        </table:table-row>
        <table:table-row table:style-name="ro1">
          <table:table-cell office:value-type="string">
            <text:p>0.500000000000000</text:p>
          </table:table-cell>
          <table:table-cell office:value-type="string">
            <text:p>3.251853964637664E-003</text:p>
          </table:table-cell>
          <table:table-cell table:number-columns-repeated="6"/>
        </table:table-row>
        <table:table-row table:style-name="ro1">
          <table:table-cell office:value-type="string">
            <text:p>0.505000000000000</text:p>
          </table:table-cell>
          <table:table-cell office:value-type="string">
            <text:p>3.253528555749999E-003</text:p>
          </table:table-cell>
          <table:table-cell table:number-columns-repeated="6"/>
        </table:table-row>
        <table:table-row table:style-name="ro1">
          <table:table-cell office:value-type="string">
            <text:p>0.510000000000000</text:p>
          </table:table-cell>
          <table:table-cell office:value-type="string">
            <text:p>3.255202453155298E-003</text:p>
          </table:table-cell>
          <table:table-cell table:number-columns-repeated="6"/>
        </table:table-row>
        <table:table-row table:style-name="ro1">
          <table:table-cell office:value-type="string">
            <text:p>0.515000000000000</text:p>
          </table:table-cell>
          <table:table-cell office:value-type="string">
            <text:p>3.256875658091830E-003</text:p>
          </table:table-cell>
          <table:table-cell table:number-columns-repeated="6"/>
        </table:table-row>
        <table:table-row table:style-name="ro1">
          <table:table-cell office:value-type="string">
            <text:p>0.520000000000000</text:p>
          </table:table-cell>
          <table:table-cell office:value-type="string">
            <text:p>3.258548171793049E-003</text:p>
          </table:table-cell>
          <table:table-cell table:number-columns-repeated="6"/>
        </table:table-row>
        <table:table-row table:style-name="ro1">
          <table:table-cell office:value-type="string">
            <text:p>0.525000000000000</text:p>
          </table:table-cell>
          <table:table-cell office:value-type="string">
            <text:p>3.260219995487606E-003</text:p>
          </table:table-cell>
          <table:table-cell table:number-columns-repeated="6"/>
        </table:table-row>
        <table:table-row table:style-name="ro1">
          <table:table-cell office:value-type="string">
            <text:p>0.530000000000000</text:p>
          </table:table-cell>
          <table:table-cell office:value-type="string">
            <text:p>3.261891130399365E-003</text:p>
          </table:table-cell>
          <table:table-cell table:number-columns-repeated="6"/>
        </table:table-row>
        <table:table-row table:style-name="ro1">
          <table:table-cell office:value-type="string">
            <text:p>0.535000000000000</text:p>
          </table:table-cell>
          <table:table-cell office:value-type="string">
            <text:p>3.263561577747416E-003</text:p>
          </table:table-cell>
          <table:table-cell table:number-columns-repeated="6"/>
        </table:table-row>
        <table:table-row table:style-name="ro1">
          <table:table-cell office:value-type="string">
            <text:p>0.540000000000000</text:p>
          </table:table-cell>
          <table:table-cell office:value-type="string">
            <text:p>3.265231338746086E-003</text:p>
          </table:table-cell>
          <table:table-cell table:number-columns-repeated="6"/>
        </table:table-row>
        <table:table-row table:style-name="ro1">
          <table:table-cell office:value-type="string">
            <text:p>0.545000000000000</text:p>
          </table:table-cell>
          <table:table-cell office:value-type="string">
            <text:p>3.266900414604954E-003</text:p>
          </table:table-cell>
          <table:table-cell table:number-columns-repeated="6"/>
        </table:table-row>
        <table:table-row table:style-name="ro1">
          <table:table-cell office:value-type="string">
            <text:p>0.550000000000000</text:p>
          </table:table-cell>
          <table:table-cell office:value-type="string">
            <text:p>3.268568806528865E-003</text:p>
          </table:table-cell>
          <table:table-cell table:number-columns-repeated="6"/>
        </table:table-row>
        <table:table-row table:style-name="ro1">
          <table:table-cell office:value-type="string">
            <text:p>0.555000000000000</text:p>
          </table:table-cell>
          <table:table-cell office:value-type="string">
            <text:p>3.270236515717940E-003</text:p>
          </table:table-cell>
          <table:table-cell table:number-columns-repeated="6"/>
        </table:table-row>
        <table:table-row table:style-name="ro1">
          <table:table-cell office:value-type="string">
            <text:p>0.560000000000000</text:p>
          </table:table-cell>
          <table:table-cell office:value-type="string">
            <text:p>3.271903543367593E-003</text:p>
          </table:table-cell>
          <table:table-cell table:number-columns-repeated="6"/>
        </table:table-row>
        <table:table-row table:style-name="ro1">
          <table:table-cell office:value-type="string">
            <text:p>0.565000000000000</text:p>
          </table:table-cell>
          <table:table-cell office:value-type="string">
            <text:p>3.273569890668541E-003</text:p>
          </table:table-cell>
          <table:table-cell table:number-columns-repeated="6"/>
        </table:table-row>
        <table:table-row table:style-name="ro1">
          <table:table-cell office:value-type="string">
            <text:p>0.570000000000000</text:p>
          </table:table-cell>
          <table:table-cell office:value-type="string">
            <text:p>3.275235558806819E-003</text:p>
          </table:table-cell>
          <table:table-cell table:number-columns-repeated="6"/>
        </table:table-row>
        <table:table-row table:style-name="ro1">
          <table:table-cell office:value-type="string">
            <text:p>0.575000000000000</text:p>
          </table:table-cell>
          <table:table-cell office:value-type="string">
            <text:p>3.276900548963793E-003</text:p>
          </table:table-cell>
          <table:table-cell table:number-columns-repeated="6"/>
        </table:table-row>
        <table:table-row table:style-name="ro1">
          <table:table-cell office:value-type="string">
            <text:p>0.580000000000000</text:p>
          </table:table-cell>
          <table:table-cell office:value-type="string">
            <text:p>3.278564862316171E-003</text:p>
          </table:table-cell>
          <table:table-cell table:number-columns-repeated="6"/>
        </table:table-row>
        <table:table-row table:style-name="ro1">
          <table:table-cell office:value-type="string">
            <text:p>0.585000000000000</text:p>
          </table:table-cell>
          <table:table-cell office:value-type="string">
            <text:p>3.280228500036019E-003</text:p>
          </table:table-cell>
          <table:table-cell table:number-columns-repeated="6"/>
        </table:table-row>
        <table:table-row table:style-name="ro1">
          <table:table-cell office:value-type="string">
            <text:p>0.590000000000000</text:p>
          </table:table-cell>
          <table:table-cell office:value-type="string">
            <text:p>3.281891463290771E-003</text:p>
          </table:table-cell>
          <table:table-cell table:number-columns-repeated="6"/>
        </table:table-row>
        <table:table-row table:style-name="ro1">
          <table:table-cell office:value-type="string">
            <text:p>0.595000000000000</text:p>
          </table:table-cell>
          <table:table-cell office:value-type="string">
            <text:p>3.283553753243245E-003</text:p>
          </table:table-cell>
          <table:table-cell table:number-columns-repeated="6"/>
        </table:table-row>
        <table:table-row table:style-name="ro1">
          <table:table-cell office:value-type="string">
            <text:p>0.600000000000000</text:p>
          </table:table-cell>
          <table:table-cell office:value-type="string">
            <text:p>3.285215371051654E-003</text:p>
          </table:table-cell>
          <table:table-cell table:number-columns-repeated="6"/>
        </table:table-row>
        <table:table-row table:style-name="ro1">
          <table:table-cell office:value-type="string">
            <text:p>0.605000000000000</text:p>
          </table:table-cell>
          <table:table-cell office:value-type="string">
            <text:p>3.286876317869620E-003</text:p>
          </table:table-cell>
          <table:table-cell table:number-columns-repeated="6"/>
        </table:table-row>
        <table:table-row table:style-name="ro1">
          <table:table-cell office:value-type="string">
            <text:p>0.610000000000000</text:p>
          </table:table-cell>
          <table:table-cell office:value-type="string">
            <text:p>3.288536594846184E-003</text:p>
          </table:table-cell>
          <table:table-cell table:number-columns-repeated="6"/>
        </table:table-row>
        <table:table-row table:style-name="ro1">
          <table:table-cell office:value-type="string">
            <text:p>0.615000000000000</text:p>
          </table:table-cell>
          <table:table-cell office:value-type="string">
            <text:p>3.290196203125824E-003</text:p>
          </table:table-cell>
          <table:table-cell table:number-columns-repeated="6"/>
        </table:table-row>
        <table:table-row table:style-name="ro1">
          <table:table-cell office:value-type="string">
            <text:p>0.620000000000000</text:p>
          </table:table-cell>
          <table:table-cell office:value-type="string">
            <text:p>3.291855143848463E-003</text:p>
          </table:table-cell>
          <table:table-cell table:number-columns-repeated="6"/>
        </table:table-row>
        <table:table-row table:style-name="ro1">
          <table:table-cell office:value-type="string">
            <text:p>0.625000000000000</text:p>
          </table:table-cell>
          <table:table-cell office:value-type="string">
            <text:p>3.293513418149486E-003</text:p>
          </table:table-cell>
          <table:table-cell table:number-columns-repeated="6"/>
        </table:table-row>
        <table:table-row table:style-name="ro1">
          <table:table-cell office:value-type="string">
            <text:p>0.630000000000000</text:p>
          </table:table-cell>
          <table:table-cell office:value-type="string">
            <text:p>3.162662023538150E-003</text:p>
          </table:table-cell>
          <table:table-cell table:number-columns-repeated="6"/>
        </table:table-row>
        <table:table-row table:style-name="ro1">
          <table:table-cell office:value-type="string">
            <text:p>0.635000000000000</text:p>
          </table:table-cell>
          <table:table-cell office:value-type="string">
            <text:p>3.031708167110396E-003</text:p>
          </table:table-cell>
          <table:table-cell table:number-columns-repeated="6"/>
        </table:table-row>
        <table:table-row table:style-name="ro1">
          <table:table-cell office:value-type="string">
            <text:p>0.640000000000000</text:p>
          </table:table-cell>
          <table:table-cell office:value-type="string">
            <text:p>2.900655921274804E-003</text:p>
          </table:table-cell>
          <table:table-cell table:number-columns-repeated="6"/>
        </table:table-row>
        <table:table-row table:style-name="ro1">
          <table:table-cell office:value-type="string">
            <text:p>0.645000000000000</text:p>
          </table:table-cell>
          <table:table-cell office:value-type="string">
            <text:p>2.769509361425143E-003</text:p>
          </table:table-cell>
          <table:table-cell table:number-columns-repeated="6"/>
        </table:table-row>
        <table:table-row table:style-name="ro1">
          <table:table-cell office:value-type="string">
            <text:p>0.650000000000000</text:p>
          </table:table-cell>
          <table:table-cell office:value-type="string">
            <text:p>2.638272565823214E-003</text:p>
          </table:table-cell>
          <table:table-cell table:number-columns-repeated="6"/>
        </table:table-row>
        <table:table-row table:style-name="ro1">
          <table:table-cell office:value-type="string">
            <text:p>0.655000000000000</text:p>
          </table:table-cell>
          <table:table-cell office:value-type="string">
            <text:p>2.506949615481470E-003</text:p>
          </table:table-cell>
          <table:table-cell table:number-columns-repeated="6"/>
        </table:table-row>
        <table:table-row table:style-name="ro1">
          <table:table-cell office:value-type="string">
            <text:p>0.660000000000000</text:p>
          </table:table-cell>
          <table:table-cell office:value-type="string">
            <text:p>2.375544594045398E-003</text:p>
          </table:table-cell>
          <table:table-cell table:number-columns-repeated="6"/>
        </table:table-row>
        <table:table-row table:style-name="ro1">
          <table:table-cell office:value-type="string">
            <text:p>0.665000000000000</text:p>
          </table:table-cell>
          <table:table-cell office:value-type="string">
            <text:p>2.244061587675708E-003</text:p>
          </table:table-cell>
          <table:table-cell table:number-columns-repeated="6"/>
        </table:table-row>
        <table:table-row table:style-name="ro1">
          <table:table-cell office:value-type="string">
            <text:p>0.670000000000000</text:p>
          </table:table-cell>
          <table:table-cell office:value-type="string">
            <text:p>2.112504684930303E-003</text:p>
          </table:table-cell>
          <table:table-cell table:number-columns-repeated="6"/>
        </table:table-row>
        <table:table-row table:style-name="ro1">
          <table:table-cell office:value-type="string">
            <text:p>0.675000000000000</text:p>
          </table:table-cell>
          <table:table-cell office:value-type="string">
            <text:p>1.980877976646075E-003</text:p>
          </table:table-cell>
          <table:table-cell table:number-columns-repeated="6"/>
        </table:table-row>
        <table:table-row table:style-name="ro1">
          <table:table-cell office:value-type="string">
            <text:p>0.680000000000000</text:p>
          </table:table-cell>
          <table:table-cell office:value-type="string">
            <text:p>1.849185555820508E-003</text:p>
          </table:table-cell>
          <table:table-cell table:number-columns-repeated="6"/>
        </table:table-row>
        <table:table-row table:style-name="ro1">
          <table:table-cell office:value-type="string">
            <text:p>0.685000000000000</text:p>
          </table:table-cell>
          <table:table-cell office:value-type="string">
            <text:p>1.717431517493120E-003</text:p>
          </table:table-cell>
          <table:table-cell table:number-columns-repeated="6"/>
        </table:table-row>
        <table:table-row table:style-name="ro1">
          <table:table-cell office:value-type="string">
            <text:p>0.690000000000001</text:p>
          </table:table-cell>
          <table:table-cell office:value-type="string">
            <text:p>1.585619958626741E-003</text:p>
          </table:table-cell>
          <table:table-cell table:number-columns-repeated="6"/>
        </table:table-row>
        <table:table-row table:style-name="ro1">
          <table:table-cell office:value-type="string">
            <text:p>0.695000000000001</text:p>
          </table:table-cell>
          <table:table-cell office:value-type="string">
            <text:p>1.453754977988644E-003</text:p>
          </table:table-cell>
          <table:table-cell table:number-columns-repeated="6"/>
        </table:table-row>
        <table:table-row table:style-name="ro1">
          <table:table-cell office:value-type="string">
            <text:p>0.700000000000001</text:p>
          </table:table-cell>
          <table:table-cell office:value-type="string">
            <text:p>1.321840676031532E-003</text:p>
          </table:table-cell>
          <table:table-cell table:number-columns-repeated="6"/>
        </table:table-row>
        <table:table-row table:style-name="ro1">
          <table:table-cell office:value-type="string">
            <text:p>0.705000000000001</text:p>
          </table:table-cell>
          <table:table-cell office:value-type="string">
            <text:p>1.189881154774402E-003</text:p>
          </table:table-cell>
          <table:table-cell table:number-columns-repeated="6"/>
        </table:table-row>
        <table:table-row table:style-name="ro1">
          <table:table-cell office:value-type="string">
            <text:p>0.710000000000001</text:p>
          </table:table-cell>
          <table:table-cell office:value-type="string">
            <text:p>1.057880517683282E-003</text:p>
          </table:table-cell>
          <table:table-cell table:number-columns-repeated="6"/>
        </table:table-row>
        <table:table-row table:style-name="ro1">
          <table:table-cell office:value-type="string">
            <text:p>0.715000000000001</text:p>
          </table:table-cell>
          <table:table-cell office:value-type="string">
            <text:p>9.258428695518617E-004</text:p>
          </table:table-cell>
          <table:table-cell table:number-columns-repeated="6"/>
        </table:table-row>
        <table:table-row table:style-name="ro1">
          <table:table-cell office:value-type="string">
            <text:p>0.720000000000001</text:p>
          </table:table-cell>
          <table:table-cell office:value-type="string">
            <text:p>7.937723163820203E-004</text:p>
          </table:table-cell>
          <table:table-cell table:number-columns-repeated="6"/>
        </table:table-row>
        <table:table-row table:style-name="ro1">
          <table:table-cell office:value-type="string">
            <text:p>0.725000000000001</text:p>
          </table:table-cell>
          <table:table-cell office:value-type="string">
            <text:p>6.616729652642655E-004</text:p>
          </table:table-cell>
          <table:table-cell table:number-columns-repeated="6"/>
        </table:table-row>
        <table:table-row table:style-name="ro1">
          <table:table-cell office:value-type="string">
            <text:p>0.730000000000001</text:p>
          </table:table-cell>
          <table:table-cell office:value-type="string">
            <text:p>5.295489242580886E-004</text:p>
          </table:table-cell>
          <table:table-cell table:number-columns-repeated="6"/>
        </table:table-row>
        <table:table-row table:style-name="ro1">
          <table:table-cell office:value-type="string">
            <text:p>0.735000000000001</text:p>
          </table:table-cell>
          <table:table-cell office:value-type="string">
            <text:p>3.974043022722478E-004</text:p>
          </table:table-cell>
          <table:table-cell table:number-columns-repeated="6"/>
        </table:table-row>
        <table:table-row table:style-name="ro1">
          <table:table-cell office:value-type="string">
            <text:p>0.740000000000001</text:p>
          </table:table-cell>
          <table:table-cell office:value-type="string">
            <text:p>2.652432089449890E-004</text:p>
          </table:table-cell>
          <table:table-cell table:number-columns-repeated="6"/>
        </table:table-row>
        <table:table-row table:style-name="ro1">
          <table:table-cell office:value-type="string">
            <text:p>0.745000000000001</text:p>
          </table:table-cell>
          <table:table-cell office:value-type="string">
            <text:p>1.330697545242133E-004</text:p>
          </table:table-cell>
          <table:table-cell table:number-columns-repeated="6"/>
        </table:table-row>
        <table:table-row table:style-name="ro1">
          <table:table-cell office:value-type="string">
            <text:p>0.750000000000001</text:p>
          </table:table-cell>
          <table:table-cell office:value-type="string">
            <text:p>8.880497475995629E-007</text:p>
          </table:table-cell>
          <table:table-cell table:number-columns-repeated="6"/>
        </table:table-row>
        <table:table-row table:style-name="ro1">
          <table:table-cell office:value-type="string">
            <text:p>0.755000000000001</text:p>
          </table:table-cell>
          <table:table-cell office:value-type="string">
            <text:p>-1.312977942773067E-004</text:p>
          </table:table-cell>
          <table:table-cell table:number-columns-repeated="6"/>
        </table:table-row>
        <table:table-row table:style-name="ro1">
          <table:table-cell office:value-type="string">
            <text:p>0.760000000000001</text:p>
          </table:table-cell>
          <table:table-cell office:value-type="string">
            <text:p>-2.634836661930309E-004</text:p>
          </table:table-cell>
          <table:table-cell table:number-columns-repeated="6"/>
        </table:table-row>
        <table:table-row table:style-name="ro1">
          <table:table-cell office:value-type="string">
            <text:p>0.765000000000001</text:p>
          </table:table-cell>
          <table:table-cell office:value-type="string">
            <text:p>-3.956654545121223E-004</text:p>
          </table:table-cell>
          <table:table-cell table:number-columns-repeated="6"/>
        </table:table-row>
        <table:table-row table:style-name="ro1">
          <table:table-cell office:value-type="string">
            <text:p>0.770000000000001</text:p>
          </table:table-cell>
          <table:table-cell office:value-type="string">
            <text:p>-5.278390477371146E-004</text:p>
          </table:table-cell>
          <table:table-cell table:number-columns-repeated="6"/>
        </table:table-row>
        <table:table-row table:style-name="ro1">
          <table:table-cell office:value-type="string">
            <text:p>0.775000000000001</text:p>
          </table:table-cell>
          <table:table-cell office:value-type="string">
            <text:p>-6.600003344804829E-004</text:p>
          </table:table-cell>
          <table:table-cell table:number-columns-repeated="6"/>
        </table:table-row>
        <table:table-row table:style-name="ro1">
          <table:table-cell office:value-type="string">
            <text:p>0.780000000000001</text:p>
          </table:table-cell>
          <table:table-cell office:value-type="string">
            <text:p>-7.921452035845902E-004</text:p>
          </table:table-cell>
          <table:table-cell table:number-columns-repeated="6"/>
        </table:table-row>
        <table:table-row table:style-name="ro1">
          <table:table-cell office:value-type="string">
            <text:p>0.785000000000001</text:p>
          </table:table-cell>
          <table:table-cell office:value-type="string">
            <text:p>-9.242695442416118E-004</text:p>
          </table:table-cell>
          <table:table-cell table:number-columns-repeated="6"/>
        </table:table-row>
        <table:table-row table:style-name="ro1">
          <table:table-cell office:value-type="string">
            <text:p>0.790000000000001</text:p>
          </table:table-cell>
          <table:table-cell office:value-type="string">
            <text:p>-1.056369246113430E-003</text:p>
          </table:table-cell>
          <table:table-cell table:number-columns-repeated="6"/>
        </table:table-row>
        <table:table-row table:style-name="ro1">
          <table:table-cell office:value-type="string">
            <text:p>0.795000000000001</text:p>
          </table:table-cell>
          <table:table-cell office:value-type="string">
            <text:p>-1.188440199451487E-003</text:p>
          </table:table-cell>
          <table:table-cell table:number-columns-repeated="6"/>
        </table:table-row>
        <table:table-row table:style-name="ro1">
          <table:table-cell office:value-type="string">
            <text:p>0.800000000000001</text:p>
          </table:table-cell>
          <table:table-cell office:value-type="string">
            <text:p>-1.320478295216594E-003</text:p>
          </table:table-cell>
          <table:table-cell table:number-columns-repeated="6"/>
        </table:table-row>
        <table:table-row table:style-name="ro1">
          <table:table-cell office:value-type="string">
            <text:p>0.805000000000001</text:p>
          </table:table-cell>
          <table:table-cell office:value-type="string">
            <text:p>-1.452479425198673E-003</text:p>
          </table:table-cell>
          <table:table-cell table:number-columns-repeated="6"/>
        </table:table-row>
        <table:table-row table:style-name="ro1">
          <table:table-cell office:value-type="string">
            <text:p>0.810000000000001</text:p>
          </table:table-cell>
          <table:table-cell office:value-type="string">
            <text:p>-1.584439482136437E-003</text:p>
          </table:table-cell>
          <table:table-cell table:number-columns-repeated="6"/>
        </table:table-row>
        <table:table-row table:style-name="ro1">
          <table:table-cell office:value-type="string">
            <text:p>0.815000000000001</text:p>
          </table:table-cell>
          <table:table-cell office:value-type="string">
            <text:p>-1.716354359836994E-003</text:p>
          </table:table-cell>
          <table:table-cell table:number-columns-repeated="6"/>
        </table:table-row>
        <table:table-row table:style-name="ro1">
          <table:table-cell office:value-type="string">
            <text:p>0.820000000000001</text:p>
          </table:table-cell>
          <table:table-cell office:value-type="string">
            <text:p>-1.848219953295354E-003</text:p>
          </table:table-cell>
          <table:table-cell table:number-columns-repeated="6"/>
        </table:table-row>
        <table:table-row table:style-name="ro1">
          <table:table-cell office:value-type="string">
            <text:p>0.825000000000001</text:p>
          </table:table-cell>
          <table:table-cell office:value-type="string">
            <text:p>-1.980032158813852E-003</text:p>
          </table:table-cell>
          <table:table-cell table:number-columns-repeated="6"/>
        </table:table-row>
        <table:table-row table:style-name="ro1">
          <table:table-cell office:value-type="string">
            <text:p>0.830000000000001</text:p>
          </table:table-cell>
          <table:table-cell office:value-type="string">
            <text:p>-2.111786874121453E-003</text:p>
          </table:table-cell>
          <table:table-cell table:number-columns-repeated="6"/>
        </table:table-row>
        <table:table-row table:style-name="ro1">
          <table:table-cell office:value-type="string">
            <text:p>0.835000000000001</text:p>
          </table:table-cell>
          <table:table-cell office:value-type="string">
            <text:p>-2.243479998492948E-003</text:p>
          </table:table-cell>
          <table:table-cell table:number-columns-repeated="6"/>
        </table:table-row>
        <table:table-row table:style-name="ro1">
          <table:table-cell office:value-type="string">
            <text:p>0.840000000000001</text:p>
          </table:table-cell>
          <table:table-cell office:value-type="string">
            <text:p>-2.375107432868019E-003</text:p>
          </table:table-cell>
          <table:table-cell table:number-columns-repeated="6"/>
        </table:table-row>
        <table:table-row table:style-name="ro1">
          <table:table-cell office:value-type="string">
            <text:p>0.845000000000001</text:p>
          </table:table-cell>
          <table:table-cell office:value-type="string">
            <text:p>-2.506665079970173E-003</text:p>
          </table:table-cell>
          <table:table-cell table:number-columns-repeated="6"/>
        </table:table-row>
        <table:table-row table:style-name="ro1">
          <table:table-cell office:value-type="string">
            <text:p>0.850000000000001</text:p>
          </table:table-cell>
          <table:table-cell office:value-type="string">
            <text:p>-2.638148844425523E-003</text:p>
          </table:table-cell>
          <table:table-cell table:number-columns-repeated="6"/>
        </table:table-row>
        <table:table-row table:style-name="ro1">
          <table:table-cell office:value-type="string">
            <text:p>0.855000000000001</text:p>
          </table:table-cell>
          <table:table-cell office:value-type="string">
            <text:p>-2.769554632881416E-003</text:p>
          </table:table-cell>
          <table:table-cell table:number-columns-repeated="6"/>
        </table:table-row>
        <table:table-row table:style-name="ro1">
          <table:table-cell office:value-type="string">
            <text:p>0.860000000000001</text:p>
          </table:table-cell>
          <table:table-cell office:value-type="string">
            <text:p>-2.900878354124896E-003</text:p>
          </table:table-cell>
          <table:table-cell table:number-columns-repeated="6"/>
        </table:table-row>
        <table:table-row table:style-name="ro1">
          <table:table-cell office:value-type="string">
            <text:p>0.865000000000001</text:p>
          </table:table-cell>
          <table:table-cell office:value-type="string">
            <text:p>-3.032115919200985E-003</text:p>
          </table:table-cell>
          <table:table-cell table:number-columns-repeated="6"/>
        </table:table-row>
        <table:table-row table:style-name="ro1">
          <table:table-cell office:value-type="string">
            <text:p>0.870000000000001</text:p>
          </table:table-cell>
          <table:table-cell office:value-type="string">
            <text:p>-3.163263241530784E-003</text:p>
          </table:table-cell>
          <table:table-cell table:number-columns-repeated="6"/>
        </table:table-row>
        <table:table-row table:style-name="ro1">
          <table:table-cell office:value-type="string">
            <text:p>0.875000000000001</text:p>
          </table:table-cell>
          <table:table-cell office:value-type="string">
            <text:p>-3.294316237029361E-003</text:p>
          </table:table-cell>
          <table:table-cell table:number-columns-repeated="6"/>
        </table:table-row>
        <table:table-row table:style-name="ro1">
          <table:table-cell office:value-type="string">
            <text:p>0.880000000000001</text:p>
          </table:table-cell>
          <table:table-cell office:value-type="string">
            <text:p>-3.292659303748439E-003</text:p>
          </table:table-cell>
          <table:table-cell table:number-columns-repeated="6"/>
        </table:table-row>
        <table:table-row table:style-name="ro1">
          <table:table-cell office:value-type="string">
            <text:p>0.885000000000001</text:p>
          </table:table-cell>
          <table:table-cell office:value-type="string">
            <text:p>-3.291001705884839E-003</text:p>
          </table:table-cell>
          <table:table-cell table:number-columns-repeated="6"/>
        </table:table-row>
        <table:table-row table:style-name="ro1">
          <table:table-cell office:value-type="string">
            <text:p>0.890000000000001</text:p>
          </table:table-cell>
          <table:table-cell office:value-type="string">
            <text:p>-3.289343442311022E-003</text:p>
          </table:table-cell>
          <table:table-cell table:number-columns-repeated="6"/>
        </table:table-row>
        <table:table-row table:style-name="ro1">
          <table:table-cell office:value-type="string">
            <text:p>0.895000000000001</text:p>
          </table:table-cell>
          <table:table-cell office:value-type="string">
            <text:p>-3.287684511894926E-003</text:p>
          </table:table-cell>
          <table:table-cell table:number-columns-repeated="6"/>
        </table:table-row>
        <table:table-row table:style-name="ro1">
          <table:table-cell office:value-type="string">
            <text:p>0.900000000000001</text:p>
          </table:table-cell>
          <table:table-cell office:value-type="string">
            <text:p>-3.286024913499957E-003</text:p>
          </table:table-cell>
          <table:table-cell table:number-columns-repeated="6"/>
        </table:table-row>
        <table:table-row table:style-name="ro1">
          <table:table-cell office:value-type="string">
            <text:p>0.905000000000001</text:p>
          </table:table-cell>
          <table:table-cell office:value-type="string">
            <text:p>-3.284364645984971E-003</text:p>
          </table:table-cell>
          <table:table-cell table:number-columns-repeated="6"/>
        </table:table-row>
        <table:table-row table:style-name="ro1">
          <table:table-cell office:value-type="string">
            <text:p>0.910000000000001</text:p>
          </table:table-cell>
          <table:table-cell office:value-type="string">
            <text:p>-3.282703708204265E-003</text:p>
          </table:table-cell>
          <table:table-cell table:number-columns-repeated="6"/>
        </table:table-row>
        <table:table-row table:style-name="ro1">
          <table:table-cell office:value-type="string">
            <text:p>0.915000000000001</text:p>
          </table:table-cell>
          <table:table-cell office:value-type="string">
            <text:p>-3.281042099007561E-003</text:p>
          </table:table-cell>
          <table:table-cell table:number-columns-repeated="6"/>
        </table:table-row>
        <table:table-row table:style-name="ro1">
          <table:table-cell office:value-type="string">
            <text:p>0.920000000000001</text:p>
          </table:table-cell>
          <table:table-cell office:value-type="string">
            <text:p>-3.279379817239996E-003</text:p>
          </table:table-cell>
          <table:table-cell table:number-columns-repeated="6"/>
        </table:table-row>
        <table:table-row table:style-name="ro1">
          <table:table-cell office:value-type="string">
            <text:p>0.925000000000001</text:p>
          </table:table-cell>
          <table:table-cell office:value-type="string">
            <text:p>-3.277716861742106E-003</text:p>
          </table:table-cell>
          <table:table-cell table:number-columns-repeated="6"/>
        </table:table-row>
        <table:table-row table:style-name="ro1">
          <table:table-cell office:value-type="string">
            <text:p>0.930000000000001</text:p>
          </table:table-cell>
          <table:table-cell office:value-type="string">
            <text:p>-3.276053231349815E-003</text:p>
          </table:table-cell>
          <table:table-cell table:number-columns-repeated="6"/>
        </table:table-row>
        <table:table-row table:style-name="ro1">
          <table:table-cell office:value-type="string">
            <text:p>0.935000000000001</text:p>
          </table:table-cell>
          <table:table-cell office:value-type="string">
            <text:p>-3.274388924894424E-003</text:p>
          </table:table-cell>
          <table:table-cell table:number-columns-repeated="6"/>
        </table:table-row>
        <table:table-row table:style-name="ro1">
          <table:table-cell office:value-type="string">
            <text:p>0.940000000000001</text:p>
          </table:table-cell>
          <table:table-cell office:value-type="string">
            <text:p>-3.272723941202592E-003</text:p>
          </table:table-cell>
          <table:table-cell table:number-columns-repeated="6"/>
        </table:table-row>
        <table:table-row table:style-name="ro1">
          <table:table-cell office:value-type="string">
            <text:p>0.945000000000001</text:p>
          </table:table-cell>
          <table:table-cell office:value-type="string">
            <text:p>-3.271058279096328E-003</text:p>
          </table:table-cell>
          <table:table-cell table:number-columns-repeated="6"/>
        </table:table-row>
        <table:table-row table:style-name="ro1">
          <table:table-cell office:value-type="string">
            <text:p>0.950000000000001</text:p>
          </table:table-cell>
          <table:table-cell office:value-type="string">
            <text:p>-3.269391937392976E-003</text:p>
          </table:table-cell>
          <table:table-cell table:number-columns-repeated="6"/>
        </table:table-row>
        <table:table-row table:style-name="ro1">
          <table:table-cell office:value-type="string">
            <text:p>0.955000000000001</text:p>
          </table:table-cell>
          <table:table-cell office:value-type="string">
            <text:p>-3.267724914905204E-003</text:p>
          </table:table-cell>
          <table:table-cell table:number-columns-repeated="6"/>
        </table:table-row>
        <table:table-row table:style-name="ro1">
          <table:table-cell office:value-type="string">
            <text:p>0.960000000000001</text:p>
          </table:table-cell>
          <table:table-cell office:value-type="string">
            <text:p>-3.266057210440988E-003</text:p>
          </table:table-cell>
          <table:table-cell table:number-columns-repeated="6"/>
        </table:table-row>
        <table:table-row table:style-name="ro1">
          <table:table-cell office:value-type="string">
            <text:p>0.965000000000001</text:p>
          </table:table-cell>
          <table:table-cell office:value-type="string">
            <text:p>-3.264388822803599E-003</text:p>
          </table:table-cell>
          <table:table-cell table:number-columns-repeated="6"/>
        </table:table-row>
        <table:table-row table:style-name="ro1">
          <table:table-cell office:value-type="string">
            <text:p>0.970000000000001</text:p>
          </table:table-cell>
          <table:table-cell office:value-type="string">
            <text:p>-3.262719750791592E-003</text:p>
          </table:table-cell>
          <table:table-cell table:number-columns-repeated="6"/>
        </table:table-row>
        <table:table-row table:style-name="ro1">
          <table:table-cell office:value-type="string">
            <text:p>0.975000000000001</text:p>
          </table:table-cell>
          <table:table-cell office:value-type="string">
            <text:p>-3.261049993198792E-003</text:p>
          </table:table-cell>
          <table:table-cell table:number-columns-repeated="6"/>
        </table:table-row>
        <table:table-row table:style-name="ro1">
          <table:table-cell office:value-type="string">
            <text:p>0.980000000000001</text:p>
          </table:table-cell>
          <table:table-cell office:value-type="string">
            <text:p>-3.259379548814280E-003</text:p>
          </table:table-cell>
          <table:table-cell table:number-columns-repeated="6"/>
        </table:table-row>
        <table:table-row table:style-name="ro1">
          <table:table-cell office:value-type="string">
            <text:p>0.985000000000001</text:p>
          </table:table-cell>
          <table:table-cell office:value-type="string">
            <text:p>-3.257708416422379E-003</text:p>
          </table:table-cell>
          <table:table-cell table:number-columns-repeated="6"/>
        </table:table-row>
        <table:table-row table:style-name="ro1">
          <table:table-cell office:value-type="string">
            <text:p>0.990000000000001</text:p>
          </table:table-cell>
          <table:table-cell office:value-type="string">
            <text:p>-3.256036594802645E-003</text:p>
          </table:table-cell>
          <table:table-cell table:number-columns-repeated="6"/>
        </table:table-row>
        <table:table-row table:style-name="ro1">
          <table:table-cell office:value-type="string">
            <text:p>0.995000000000001</text:p>
          </table:table-cell>
          <table:table-cell office:value-type="string">
            <text:p>-3.254364082729849E-003</text:p>
          </table:table-cell>
          <table:table-cell table:number-columns-repeated="6"/>
        </table:table-row>
        <table:table-row table:style-name="ro1">
          <table:table-cell office:value-type="string">
            <text:p>1.000000000000000</text:p>
          </table:table-cell>
          <table:table-cell office:value-type="string">
            <text:p>-3.252690878973963E-003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8">08/01/2012</text:date>, <text:time>17:1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08T17:11:08</dc:date>
    <dc:creator>temperville </dc:creator>
    <meta:document-statistic meta:table-count="1" meta:cell-count="402" meta:object-count="0"/>
    <meta:generator>OpenOffice.org/3.2$Linux OpenOffice.org_project/320m12$Build-9483</meta:generator>
  </office:meta>
</office:document-meta>
</file>